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0988in" svg:height="5.252in" svg:x="4.4839in" svg:y="0.3949in">
            <draw:object draw:notify-on-update-of-ranges="Sheet1.B2:Sheet1.B12 Sheet1.A2:Sheet1.A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2.02841266" calcext:value-type="float">
            <text:p>-2.0284126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-1.30942074" calcext:value-type="float">
            <text:p>-1.3094207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-1.1383088" calcext:value-type="float">
            <text:p>-1.1383088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1" office:value-type="float" office:value="-0.89278" calcext:value-type="float">
            <text:p>-8.93E-001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style-name="ce1" office:value-type="float" office:value="-0.858503" calcext:value-type="float">
            <text:p>-8.59E-00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52557362" calcext:value-type="float">
            <text:p>0.52557362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.20898705" calcext:value-type="float">
            <text:p>1.2089870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2.30388539" calcext:value-type="float">
            <text:p>2.3038853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.10422159" calcext:value-type="float">
            <text:p>4.10422159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5.55751823" calcext:value-type="float">
            <text:p>5.55751823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7.7868" calcext:value-type="float">
            <text:p>7.78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18:07:29.042857010</meta:creation-date>
    <dc:date>2015-10-29T20:02:31.603044070</dc:date>
    <meta:editing-duration>PT7M11S</meta:editing-duration>
    <meta:editing-cycles>1</meta:editing-cycles>
    <meta:document-statistic meta:table-count="1" meta:cell-count="22" meta:object-count="1"/>
    <meta:generator>LibreOffice/4.2.8.2$Linux_X86_64 LibreOffice_project/420m0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112cm" svg:height="13.341cm" xlink:href=".." xlink:type="simple" chart:class="chart:scatter" chart:style-name="ch1">
        <chart:plot-area chart:style-name="ch2" table:cell-range-address="Sheet1.A2:Sheet1.B12" svg:x="1.473cm" svg:y="0.266cm" svg:width="21.177cm" svg:height="11.828cm">
          <chartooo:coordinate-region svg:x="2.094cm" svg:y="0.466cm" svg:width="20.184cm" svg:height="11.429cm"/>
          <chart:axis chart:dimension="x" chart:name="primary-x" chart:style-name="ch3">
            <chart:title svg:x="10.826cm" svg:y="12.36cm" chart:style-name="ch4">
              <text:p>Density [kg/m^3]</text:p>
            </chart:title>
          </chart:axis>
          <chart:axis chart:dimension="y" chart:name="primary-y" chart:style-name="ch3">
            <chart:title svg:x="0.451cm" svg:y="8.301cm" chart:style-name="ch5">
              <text:p>Non Dimensional Pressure []</text:p>
            </chart:title>
          </chart:axis>
          <chart:series chart:style-name="ch6" chart:values-cell-range-address="Sheet1.B2:Sheet1.B12" chart:class="chart:scatter">
            <chart:domain table:cell-range-address="Sheet1.A2:Sheet1.A12"/>
            <chart:regression-curve chart:style-name="ch7">
              <chart:equation chart:display-equation="true" chart:display-r-square="true" chart:style-name="ch8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0">
                <text:p>950</text:p>
                <draw:g>
                  <svg:desc>Sheet1.A2:Sheet1.A12</svg:desc>
                </draw:g>
              </table:table-cell>
              <table:table-cell office:value-type="float" office:value="-2.02841266">
                <text:p>-2.02841266</text:p>
                <draw:g>
                  <svg:desc>Sheet1.B2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0">
                <text:p>970</text:p>
              </table:table-cell>
              <table:table-cell office:value-type="float" office:value="-1.30942074">
                <text:p>-1.309420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0">
                <text:p>990</text:p>
              </table:table-cell>
              <table:table-cell office:value-type="float" office:value="-1.1383088">
                <text:p>-1.1383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0">
                <text:p>1010</text:p>
              </table:table-cell>
              <table:table-cell office:value-type="float" office:value="-0.89278">
                <text:p>-0.89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0">
                <text:p>1030</text:p>
              </table:table-cell>
              <table:table-cell office:value-type="float" office:value="-0.858503">
                <text:p>-0.858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0">
                <text:p>1050</text:p>
              </table:table-cell>
              <table:table-cell office:value-type="float" office:value="0.52557362">
                <text:p>0.525573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0">
                <text:p>1070</text:p>
              </table:table-cell>
              <table:table-cell office:value-type="float" office:value="1.20898705">
                <text:p>1.20898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0">
                <text:p>1090</text:p>
              </table:table-cell>
              <table:table-cell office:value-type="float" office:value="2.30388539">
                <text:p>2.303885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10">
                <text:p>1110</text:p>
              </table:table-cell>
              <table:table-cell office:value-type="float" office:value="4.10422159">
                <text:p>4.10422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30">
                <text:p>1130</text:p>
              </table:table-cell>
              <table:table-cell office:value-type="float" office:value="5.55751823">
                <text:p>5.557518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0">
                <text:p>1150</text:p>
              </table:table-cell>
              <table:table-cell office:value-type="float" office:value="7.7868">
                <text:p>7.78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